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in" fo:border="none" style:writing-mode="page"/>
    </style:style>
    <style:style style:name="Table1.A2" style:family="table-cell" style:data-style-name="N0">
      <style:table-cell-properties fo:padding="0in" fo:border="none" style:writing-mode="page"/>
    </style:style>
    <style:style style:name="P1" style:family="paragraph" style:parent-style-name="Standard">
      <style:text-properties officeooo:rsid="0009e0d5" officeooo:paragraph-rsid="000a42ed"/>
    </style:style>
    <style:style style:name="P2" style:family="paragraph" style:parent-style-name="Standard">
      <style:paragraph-properties fo:text-align="center" style:justify-single-word="false"/>
      <style:text-properties officeooo:rsid="0009e0d5" officeooo:paragraph-rsid="000a42ed"/>
    </style:style>
    <style:style style:name="P3" style:family="paragraph" style:parent-style-name="Standard">
      <style:text-properties officeooo:rsid="0009e0d5" officeooo:paragraph-rsid="004743aa"/>
    </style:style>
    <style:style style:name="P4" style:family="paragraph" style:parent-style-name="Standard">
      <style:text-properties officeooo:rsid="001703ac" officeooo:paragraph-rsid="001703ac"/>
    </style:style>
    <style:style style:name="P5" style:family="paragraph" style:parent-style-name="Standard">
      <style:text-properties officeooo:rsid="00186a54" officeooo:paragraph-rsid="00186a54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b1be2" officeooo:paragraph-rsid="001b1be2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219076" officeooo:paragraph-rsid="00219076"/>
    </style:style>
    <style:style style:name="P8" style:family="paragraph" style:parent-style-name="Table_20_Contents">
      <style:paragraph-properties fo:text-align="center" style:justify-single-word="false"/>
      <style:text-properties officeooo:rsid="0022ec8b" officeooo:paragraph-rsid="0022ec8b"/>
    </style:style>
    <style:style style:name="P9" style:family="paragraph" style:parent-style-name="Table_20_Contents">
      <style:paragraph-properties fo:text-align="center" style:justify-single-word="false"/>
      <style:text-properties officeooo:rsid="0022eff7" officeooo:paragraph-rsid="0022eff7"/>
    </style:style>
    <style:style style:name="P10" style:family="paragraph" style:parent-style-name="Table_20_Contents">
      <style:paragraph-properties fo:text-align="center" style:justify-single-word="false"/>
      <style:text-properties officeooo:rsid="002490f3" officeooo:paragraph-rsid="002490f3"/>
    </style:style>
    <style:style style:name="P11" style:family="paragraph" style:parent-style-name="Table_20_Contents">
      <style:paragraph-properties fo:text-align="center" style:justify-single-word="false"/>
      <style:text-properties officeooo:rsid="002643de" officeooo:paragraph-rsid="002643de"/>
    </style:style>
    <style:style style:name="P12" style:family="paragraph" style:parent-style-name="Table_20_Contents">
      <style:paragraph-properties fo:text-align="center" style:justify-single-word="false"/>
      <style:text-properties officeooo:rsid="00272e3f" officeooo:paragraph-rsid="00272e3f"/>
    </style:style>
    <style:style style:name="P13" style:family="paragraph" style:parent-style-name="Table_20_Contents">
      <style:paragraph-properties fo:text-align="center" style:justify-single-word="false"/>
      <style:text-properties officeooo:rsid="00279c76" officeooo:paragraph-rsid="00279c76"/>
    </style:style>
    <style:style style:name="P14" style:family="paragraph" style:parent-style-name="Table_20_Contents">
      <style:paragraph-properties fo:text-align="center" style:justify-single-word="false"/>
      <style:text-properties officeooo:rsid="0028ffb9" officeooo:paragraph-rsid="0028ffb9"/>
    </style:style>
    <style:style style:name="P15" style:family="paragraph" style:parent-style-name="Table_20_Contents">
      <style:paragraph-properties fo:text-align="center" style:justify-single-word="false"/>
      <style:text-properties officeooo:rsid="002961bd" officeooo:paragraph-rsid="002961bd"/>
    </style:style>
    <style:style style:name="P16" style:family="paragraph" style:parent-style-name="Table_20_Contents">
      <style:paragraph-properties fo:text-align="center" style:justify-single-word="false"/>
      <style:text-properties officeooo:rsid="002a00a7" officeooo:paragraph-rsid="002a00a7"/>
    </style:style>
    <style:style style:name="P17" style:family="paragraph" style:parent-style-name="Table_20_Contents">
      <style:paragraph-properties fo:text-align="center" style:justify-single-word="false"/>
      <style:text-properties officeooo:rsid="002b5884" officeooo:paragraph-rsid="002b5884"/>
    </style:style>
    <style:style style:name="P18" style:family="paragraph" style:parent-style-name="Table_20_Contents">
      <style:paragraph-properties fo:text-align="center" style:justify-single-word="false"/>
      <style:text-properties officeooo:rsid="002ba7a9" officeooo:paragraph-rsid="002ba7a9"/>
    </style:style>
    <style:style style:name="P19" style:family="paragraph" style:parent-style-name="Table_20_Contents">
      <style:paragraph-properties fo:text-align="center" style:justify-single-word="false"/>
      <style:text-properties officeooo:rsid="002bee30" officeooo:paragraph-rsid="002bee30"/>
    </style:style>
    <style:style style:name="P20" style:family="paragraph" style:parent-style-name="Table_20_Contents">
      <style:paragraph-properties fo:text-align="center" style:justify-single-word="false"/>
      <style:text-properties officeooo:rsid="002d39c0" officeooo:paragraph-rsid="002d39c0"/>
    </style:style>
    <style:style style:name="P21" style:family="paragraph" style:parent-style-name="Table_20_Contents">
      <style:paragraph-properties fo:text-align="center" style:justify-single-word="false"/>
      <style:text-properties officeooo:rsid="002e1585" officeooo:paragraph-rsid="002e1585"/>
    </style:style>
    <style:style style:name="P22" style:family="paragraph" style:parent-style-name="Table_20_Contents">
      <style:paragraph-properties fo:text-align="center" style:justify-single-word="false"/>
      <style:text-properties officeooo:rsid="002ee047" officeooo:paragraph-rsid="002ee047"/>
    </style:style>
    <style:style style:name="P23" style:family="paragraph" style:parent-style-name="Table_20_Contents">
      <style:paragraph-properties fo:text-align="center" style:justify-single-word="false"/>
      <style:text-properties officeooo:rsid="0030c049" officeooo:paragraph-rsid="0030c049"/>
    </style:style>
    <style:style style:name="P24" style:family="paragraph" style:parent-style-name="Table_20_Contents">
      <style:paragraph-properties fo:text-align="center" style:justify-single-word="false"/>
      <style:text-properties officeooo:rsid="00317106" officeooo:paragraph-rsid="00317106"/>
    </style:style>
    <style:style style:name="P25" style:family="paragraph" style:parent-style-name="Table_20_Contents">
      <style:paragraph-properties fo:text-align="center" style:justify-single-word="false"/>
      <style:text-properties officeooo:rsid="00331980" officeooo:paragraph-rsid="00331980"/>
    </style:style>
    <style:style style:name="P26" style:family="paragraph" style:parent-style-name="Table_20_Contents">
      <style:paragraph-properties fo:text-align="center" style:justify-single-word="false"/>
      <style:text-properties officeooo:rsid="00347fbc" officeooo:paragraph-rsid="00347fbc"/>
    </style:style>
    <style:style style:name="P27" style:family="paragraph" style:parent-style-name="Table_20_Contents">
      <style:paragraph-properties fo:text-align="center" style:justify-single-word="false"/>
      <style:text-properties officeooo:rsid="00352a6c" officeooo:paragraph-rsid="00352a6c"/>
    </style:style>
    <style:style style:name="P28" style:family="paragraph" style:parent-style-name="Table_20_Contents">
      <style:paragraph-properties fo:text-align="center" style:justify-single-word="false"/>
      <style:text-properties officeooo:rsid="0035f34f" officeooo:paragraph-rsid="0035f34f"/>
    </style:style>
    <style:style style:name="P29" style:family="paragraph" style:parent-style-name="Table_20_Contents">
      <style:paragraph-properties fo:text-align="center" style:justify-single-word="false"/>
      <style:text-properties officeooo:rsid="0037c914" officeooo:paragraph-rsid="0037c914"/>
    </style:style>
    <style:style style:name="P30" style:family="paragraph" style:parent-style-name="Table_20_Contents">
      <style:paragraph-properties fo:text-align="center" style:justify-single-word="false"/>
      <style:text-properties officeooo:rsid="00392b4a" officeooo:paragraph-rsid="00392b4a"/>
    </style:style>
    <style:style style:name="P31" style:family="paragraph" style:parent-style-name="Table_20_Contents">
      <style:paragraph-properties fo:text-align="center" style:justify-single-word="false"/>
      <style:text-properties officeooo:rsid="003957f1" officeooo:paragraph-rsid="003957f1"/>
    </style:style>
    <style:style style:name="P32" style:family="paragraph" style:parent-style-name="Table_20_Contents">
      <style:paragraph-properties fo:text-align="center" style:justify-single-word="false"/>
      <style:text-properties officeooo:rsid="0039a0cd" officeooo:paragraph-rsid="0039a0cd"/>
    </style:style>
    <style:style style:name="P33" style:family="paragraph" style:parent-style-name="Table_20_Contents">
      <style:paragraph-properties fo:text-align="center" style:justify-single-word="false"/>
      <style:text-properties officeooo:rsid="0039ce47" officeooo:paragraph-rsid="0039ce47"/>
    </style:style>
    <style:style style:name="P34" style:family="paragraph" style:parent-style-name="Table_20_Contents">
      <style:paragraph-properties fo:text-align="center" style:justify-single-word="false"/>
      <style:text-properties officeooo:rsid="003a966b" officeooo:paragraph-rsid="003a966b"/>
    </style:style>
    <style:style style:name="P35" style:family="paragraph" style:parent-style-name="Table_20_Contents">
      <style:paragraph-properties fo:text-align="center" style:justify-single-word="false"/>
      <style:text-properties officeooo:rsid="003adda1" officeooo:paragraph-rsid="003adda1"/>
    </style:style>
    <style:style style:name="P36" style:family="paragraph" style:parent-style-name="Table_20_Contents">
      <style:paragraph-properties fo:text-align="center" style:justify-single-word="false"/>
      <style:text-properties officeooo:rsid="0041dd71" officeooo:paragraph-rsid="001b1be2"/>
    </style:style>
    <style:style style:name="P37" style:family="paragraph" style:parent-style-name="Table_20_Contents">
      <style:paragraph-properties fo:text-align="center" style:justify-single-word="false"/>
      <style:text-properties officeooo:rsid="00438ec9" officeooo:paragraph-rsid="001b1be2"/>
    </style:style>
    <style:style style:name="P38" style:family="paragraph" style:parent-style-name="Table_20_Contents">
      <style:paragraph-properties fo:text-align="center" style:justify-single-word="false"/>
      <style:text-properties officeooo:rsid="00438ec9" officeooo:paragraph-rsid="00219076"/>
    </style:style>
    <style:style style:name="P39" style:family="paragraph" style:parent-style-name="Standard">
      <style:text-properties officeooo:rsid="00186a54" officeooo:paragraph-rsid="00186a54"/>
    </style:style>
    <style:style style:name="P40" style:family="paragraph" style:parent-style-name="Standard">
      <style:text-properties officeooo:rsid="00186a54" officeooo:paragraph-rsid="003ff7a9"/>
    </style:style>
    <style:style style:name="P41" style:family="paragraph" style:parent-style-name="Standard">
      <style:text-properties officeooo:rsid="0009e0d5" officeooo:paragraph-rsid="004743aa"/>
    </style:style>
    <style:style style:name="P42" style:family="paragraph" style:parent-style-name="Standard">
      <style:text-properties officeooo:rsid="003e8a48" officeooo:paragraph-rsid="004e1db3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4d25d8" officeooo:paragraph-rsid="004d25d8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officeooo:rsid="004d25d8" officeooo:paragraph-rsid="004d25d8"/>
    </style:style>
    <style:style style:name="P45" style:family="paragraph" style:parent-style-name="Table_20_Contents">
      <style:paragraph-properties fo:text-align="center" style:justify-single-word="false"/>
      <style:text-properties officeooo:rsid="003adda1" officeooo:paragraph-rsid="004743aa"/>
    </style:style>
    <style:style style:name="P46" style:family="paragraph" style:parent-style-name="Table_20_Contents">
      <style:paragraph-properties fo:text-align="center" style:justify-single-word="false"/>
      <style:text-properties officeooo:rsid="003a966b" officeooo:paragraph-rsid="004743aa"/>
    </style:style>
    <style:style style:name="P47" style:family="paragraph" style:parent-style-name="Table_20_Contents">
      <style:paragraph-properties fo:text-align="center" style:justify-single-word="false"/>
      <style:text-properties officeooo:rsid="0039ce47" officeooo:paragraph-rsid="004743aa"/>
    </style:style>
    <style:style style:name="P48" style:family="paragraph" style:parent-style-name="Table_20_Contents">
      <style:paragraph-properties fo:text-align="center" style:justify-single-word="false"/>
      <style:text-properties officeooo:rsid="0039a0cd" officeooo:paragraph-rsid="004743aa"/>
    </style:style>
    <style:style style:name="P49" style:family="paragraph" style:parent-style-name="Table_20_Contents">
      <style:paragraph-properties fo:text-align="center" style:justify-single-word="false"/>
      <style:text-properties officeooo:rsid="003957f1" officeooo:paragraph-rsid="004743aa"/>
    </style:style>
    <style:style style:name="P50" style:family="paragraph" style:parent-style-name="Table_20_Contents">
      <style:paragraph-properties fo:text-align="center" style:justify-single-word="false"/>
      <style:text-properties officeooo:rsid="00392b4a" officeooo:paragraph-rsid="004743aa"/>
    </style:style>
    <style:style style:name="P51" style:family="paragraph" style:parent-style-name="Table_20_Contents">
      <style:paragraph-properties fo:text-align="center" style:justify-single-word="false"/>
      <style:text-properties officeooo:rsid="0037c914" officeooo:paragraph-rsid="004743aa"/>
    </style:style>
    <style:style style:name="P52" style:family="paragraph" style:parent-style-name="Table_20_Contents">
      <style:paragraph-properties fo:text-align="center" style:justify-single-word="false"/>
      <style:text-properties officeooo:rsid="0035f34f" officeooo:paragraph-rsid="004743aa"/>
    </style:style>
    <style:style style:name="P53" style:family="paragraph" style:parent-style-name="Table_20_Contents">
      <style:paragraph-properties fo:text-align="center" style:justify-single-word="false"/>
      <style:text-properties officeooo:rsid="00352a6c" officeooo:paragraph-rsid="004743aa"/>
    </style:style>
    <style:style style:name="P54" style:family="paragraph" style:parent-style-name="Table_20_Contents">
      <style:paragraph-properties fo:text-align="center" style:justify-single-word="false"/>
      <style:text-properties officeooo:rsid="00347fbc" officeooo:paragraph-rsid="004743aa"/>
    </style:style>
    <style:style style:name="P55" style:family="paragraph" style:parent-style-name="Table_20_Contents">
      <style:paragraph-properties fo:text-align="center" style:justify-single-word="false"/>
      <style:text-properties officeooo:rsid="00331980" officeooo:paragraph-rsid="004743aa"/>
    </style:style>
    <style:style style:name="P56" style:family="paragraph" style:parent-style-name="Table_20_Contents">
      <style:paragraph-properties fo:text-align="center" style:justify-single-word="false"/>
      <style:text-properties officeooo:rsid="00317106" officeooo:paragraph-rsid="004743aa"/>
    </style:style>
    <style:style style:name="P57" style:family="paragraph" style:parent-style-name="Table_20_Contents">
      <style:paragraph-properties fo:text-align="center" style:justify-single-word="false"/>
      <style:text-properties officeooo:rsid="0030c049" officeooo:paragraph-rsid="004743aa"/>
    </style:style>
    <style:style style:name="P58" style:family="paragraph" style:parent-style-name="Table_20_Contents">
      <style:paragraph-properties fo:text-align="center" style:justify-single-word="false"/>
      <style:text-properties officeooo:rsid="002ee047" officeooo:paragraph-rsid="004743aa"/>
    </style:style>
    <style:style style:name="P59" style:family="paragraph" style:parent-style-name="Table_20_Contents">
      <style:paragraph-properties fo:text-align="center" style:justify-single-word="false"/>
      <style:text-properties officeooo:rsid="002e1585" officeooo:paragraph-rsid="004743aa"/>
    </style:style>
    <style:style style:name="P60" style:family="paragraph" style:parent-style-name="Table_20_Contents">
      <style:paragraph-properties fo:text-align="center" style:justify-single-word="false"/>
      <style:text-properties officeooo:rsid="002d39c0" officeooo:paragraph-rsid="004743aa"/>
    </style:style>
    <style:style style:name="P61" style:family="paragraph" style:parent-style-name="Table_20_Contents">
      <style:paragraph-properties fo:text-align="center" style:justify-single-word="false"/>
      <style:text-properties officeooo:rsid="002bee30" officeooo:paragraph-rsid="004743aa"/>
    </style:style>
    <style:style style:name="P62" style:family="paragraph" style:parent-style-name="Table_20_Contents">
      <style:paragraph-properties fo:text-align="center" style:justify-single-word="false"/>
      <style:text-properties officeooo:rsid="002ba7a9" officeooo:paragraph-rsid="004743aa"/>
    </style:style>
    <style:style style:name="P63" style:family="paragraph" style:parent-style-name="Table_20_Contents">
      <style:paragraph-properties fo:text-align="center" style:justify-single-word="false"/>
      <style:text-properties officeooo:rsid="002b5884" officeooo:paragraph-rsid="004743aa"/>
    </style:style>
    <style:style style:name="P64" style:family="paragraph" style:parent-style-name="Table_20_Contents">
      <style:paragraph-properties fo:text-align="center" style:justify-single-word="false"/>
      <style:text-properties officeooo:rsid="002a00a7" officeooo:paragraph-rsid="004743aa"/>
    </style:style>
    <style:style style:name="P65" style:family="paragraph" style:parent-style-name="Table_20_Contents">
      <style:paragraph-properties fo:text-align="center" style:justify-single-word="false"/>
      <style:text-properties officeooo:rsid="002961bd" officeooo:paragraph-rsid="004743aa"/>
    </style:style>
    <style:style style:name="P66" style:family="paragraph" style:parent-style-name="Table_20_Contents">
      <style:paragraph-properties fo:text-align="center" style:justify-single-word="false"/>
      <style:text-properties officeooo:rsid="0028ffb9" officeooo:paragraph-rsid="004743aa"/>
    </style:style>
    <style:style style:name="P67" style:family="paragraph" style:parent-style-name="Table_20_Contents">
      <style:paragraph-properties fo:text-align="center" style:justify-single-word="false"/>
      <style:text-properties officeooo:rsid="00279c76" officeooo:paragraph-rsid="004743aa"/>
    </style:style>
    <style:style style:name="P68" style:family="paragraph" style:parent-style-name="Table_20_Contents">
      <style:paragraph-properties fo:text-align="center" style:justify-single-word="false"/>
      <style:text-properties officeooo:rsid="00272e3f" officeooo:paragraph-rsid="004743aa"/>
    </style:style>
    <style:style style:name="P69" style:family="paragraph" style:parent-style-name="Table_20_Contents">
      <style:paragraph-properties fo:text-align="center" style:justify-single-word="false"/>
      <style:text-properties officeooo:rsid="002643de" officeooo:paragraph-rsid="004743aa"/>
    </style:style>
    <style:style style:name="P70" style:family="paragraph" style:parent-style-name="Table_20_Contents">
      <style:paragraph-properties fo:text-align="center" style:justify-single-word="false"/>
      <style:text-properties officeooo:rsid="002490f3" officeooo:paragraph-rsid="004743aa"/>
    </style:style>
    <style:style style:name="P71" style:family="paragraph" style:parent-style-name="Table_20_Contents">
      <style:paragraph-properties fo:text-align="center" style:justify-single-word="false"/>
      <style:text-properties officeooo:rsid="0022eff7" officeooo:paragraph-rsid="004743aa"/>
    </style:style>
    <style:style style:name="P72" style:family="paragraph" style:parent-style-name="Table_20_Contents">
      <style:paragraph-properties fo:text-align="center" style:justify-single-word="false"/>
      <style:text-properties officeooo:rsid="0022ec8b" officeooo:paragraph-rsid="004743aa"/>
    </style:style>
    <style:style style:name="P73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18d498"/>
    </style:style>
    <style:style style:name="T2" style:family="text">
      <style:text-properties officeooo:rsid="001a0114"/>
    </style:style>
    <style:style style:name="T3" style:family="text">
      <style:text-properties style:font-name="Liberation Sans" fo:font-size="28pt" fo:font-weight="bold" officeooo:rsid="001b1be2" style:font-name-asian="Noto Sans CJK SC" style:font-size-asian="28pt" style:font-weight-asian="bold" style:font-name-complex="Droid Sans Devanagari" style:font-size-complex="28pt" style:font-weight-complex="bold"/>
    </style:style>
    <style:style style:name="T4" style:family="text">
      <style:text-properties officeooo:rsid="003eb9bc"/>
    </style:style>
    <style:style style:name="T5" style:family="text">
      <style:text-properties officeooo:rsid="003ecd6f"/>
    </style:style>
    <style:style style:name="T6" style:family="text">
      <style:text-properties officeooo:rsid="004e1db3"/>
    </style:style>
    <style:style style:name="T7" style:family="text">
      <style:text-properties officeooo:rsid="005001af"/>
    </style:style>
    <style:style style:name="T8" style:family="text">
      <style:text-properties officeooo:rsid="00525267"/>
    </style:style>
    <style:style style:name="T9" style:family="text">
      <style:text-properties officeooo:rsid="00548c9b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3">3.5MHz output stage power source</text:span> calibration</text:p>
      <text:p text:style-name="P42">Voltage vs ADC measurement:</text:p>
      <table:table table:name="Table1" table:style-name="Table1">
        <table:table-column table:style-name="Table1.A"/>
        <table:table-column table:style-name="Table1.B"/>
        <table:table-row table:style-name="TableLine94068234203504">
          <table:table-cell table:style-name="Table1.A1" office:value-type="string">
            <text:p text:style-name="P43">U80m (volts)</text:p>
          </table:table-cell>
          <table:table-cell table:style-name="Table1.A1" office:value-type="string">
            <text:p text:style-name="P43">Power (watts)</text:p>
          </table:table-cell>
        </table:table-row>
        <table:table-row table:style-name="TableLine94068240252288">
          <table:table-cell table:style-name="Table1.A2" office:value-type="float" office:value="12">
            <text:p text:style-name="P73">12</text:p>
          </table:table-cell>
          <table:table-cell table:style-name="Table1.A2" office:value-type="float" office:value="2.62727272727273">
            <text:p text:style-name="P73">2.62727272727273</text:p>
          </table:table-cell>
        </table:table-row>
        <table:table-row table:style-name="TableLine94068240902336">
          <table:table-cell table:style-name="Table1.A2" office:value-type="float" office:value="12.5">
            <text:p text:style-name="P73">12.5</text:p>
          </table:table-cell>
          <table:table-cell table:style-name="Table1.A2" office:value-type="float" office:value="2.78409090909091">
            <text:p text:style-name="P73">2.78409090909091</text:p>
          </table:table-cell>
        </table:table-row>
        <table:table-row table:style-name="TableLine94068243714544">
          <table:table-cell table:style-name="Table1.A2" office:value-type="float" office:value="13">
            <text:p text:style-name="P73">13</text:p>
          </table:table-cell>
          <table:table-cell table:style-name="Table1.A2" office:value-type="float" office:value="2.94545454545455">
            <text:p text:style-name="P73">2.94545454545455</text:p>
          </table:table-cell>
        </table:table-row>
        <table:table-row table:style-name="TableLine94068237851584">
          <table:table-cell table:style-name="Table1.A2" office:value-type="float" office:value="13.5">
            <text:p text:style-name="P73">13.5</text:p>
          </table:table-cell>
          <table:table-cell table:style-name="Table1.A2" office:value-type="float" office:value="3.11136363636364">
            <text:p text:style-name="P73">3.11136363636364</text:p>
          </table:table-cell>
        </table:table-row>
        <table:table-row table:style-name="TableLine94068241474880">
          <table:table-cell table:style-name="Table1.A2" office:value-type="float" office:value="14">
            <text:p text:style-name="P73">14</text:p>
          </table:table-cell>
          <table:table-cell table:style-name="Table1.A2" office:value-type="float" office:value="3.28181818181818">
            <text:p text:style-name="P73">3.28181818181818</text:p>
          </table:table-cell>
        </table:table-row>
        <table:table-row table:style-name="TableLine94068234282704">
          <table:table-cell table:style-name="Table1.A2" office:value-type="float" office:value="14.5">
            <text:p text:style-name="P73">14.5</text:p>
          </table:table-cell>
          <table:table-cell table:style-name="Table1.A2" office:value-type="float" office:value="3.45681818181818">
            <text:p text:style-name="P73">3.45681818181818</text:p>
          </table:table-cell>
        </table:table-row>
        <table:table-row table:style-name="TableLine94068241904064">
          <table:table-cell table:style-name="Table1.A2" office:value-type="float" office:value="15">
            <text:p text:style-name="P73">15</text:p>
          </table:table-cell>
          <table:table-cell table:style-name="Table1.A2" office:value-type="float" office:value="3.63636363636364">
            <text:p text:style-name="P73">3.63636363636364</text:p>
          </table:table-cell>
        </table:table-row>
        <table:table-row table:style-name="TableLine94068251161584">
          <table:table-cell table:style-name="Table1.A2" office:value-type="float" office:value="15.5">
            <text:p text:style-name="P73">15.5</text:p>
          </table:table-cell>
          <table:table-cell table:style-name="Table1.A2" office:value-type="float" office:value="3.82045454545455">
            <text:p text:style-name="P73">3.82045454545455</text:p>
          </table:table-cell>
        </table:table-row>
        <table:table-row table:style-name="TableLine94068241575968">
          <table:table-cell table:style-name="Table1.A2" office:value-type="float" office:value="16">
            <text:p text:style-name="P73">16</text:p>
          </table:table-cell>
          <table:table-cell table:style-name="Table1.A2" office:value-type="float" office:value="3.82045454545455">
            <text:p text:style-name="P73">3.82045454545455</text:p>
          </table:table-cell>
        </table:table-row>
        <table:table-row table:style-name="TableLine94068240530704">
          <table:table-cell table:style-name="Table1.A2" office:value-type="float" office:value="16.5">
            <text:p text:style-name="P73">16.5</text:p>
          </table:table-cell>
          <table:table-cell table:style-name="Table1.A2" office:value-type="float" office:value="4.00909090909091">
            <text:p text:style-name="P73">4.00909090909091</text:p>
          </table:table-cell>
        </table:table-row>
        <table:table-row table:style-name="TableLine94068243859920">
          <table:table-cell table:style-name="Table1.A2" office:value-type="float" office:value="17">
            <text:p text:style-name="P73">17</text:p>
          </table:table-cell>
          <table:table-cell table:style-name="Table1.A2" office:value-type="float" office:value="4.20227272727273">
            <text:p text:style-name="P73">4.20227272727273</text:p>
          </table:table-cell>
        </table:table-row>
        <table:table-row table:style-name="TableLine94068240245968">
          <table:table-cell table:style-name="Table1.A2" office:value-type="float" office:value="17.5">
            <text:p text:style-name="P73">17.5</text:p>
          </table:table-cell>
          <table:table-cell table:style-name="Table1.A2" office:value-type="float" office:value="4.20227272727273">
            <text:p text:style-name="P73">4.20227272727273</text:p>
          </table:table-cell>
        </table:table-row>
        <table:table-row table:style-name="TableLine94068236924400">
          <table:table-cell table:style-name="Table1.A2" office:value-type="float" office:value="18">
            <text:p text:style-name="P73">18</text:p>
          </table:table-cell>
          <table:table-cell table:style-name="Table1.A2" office:value-type="float" office:value="4.4">
            <text:p text:style-name="P73">4.4</text:p>
          </table:table-cell>
        </table:table-row>
        <table:table-row table:style-name="TableLine94068245327008">
          <table:table-cell table:style-name="Table1.A2" office:value-type="float" office:value="18.5">
            <text:p text:style-name="P73">18.5</text:p>
          </table:table-cell>
          <table:table-cell table:style-name="Table1.A2" office:value-type="float" office:value="4.60227272727273">
            <text:p text:style-name="P73">4.60227272727273</text:p>
          </table:table-cell>
        </table:table-row>
        <table:table-row table:style-name="TableLine94068249615792">
          <table:table-cell table:style-name="Table1.A2" office:value-type="float" office:value="19">
            <text:p text:style-name="P73">19</text:p>
          </table:table-cell>
          <table:table-cell table:style-name="Table1.A2" office:value-type="float" office:value="4.60227272727273">
            <text:p text:style-name="P73">4.60227272727273</text:p>
          </table:table-cell>
        </table:table-row>
        <table:table-row table:style-name="TableLine94068248779248">
          <table:table-cell table:style-name="Table1.A2" office:value-type="float" office:value="19.5">
            <text:p text:style-name="P73">19.5</text:p>
          </table:table-cell>
          <table:table-cell table:style-name="Table1.A2" office:value-type="float" office:value="4.80909090909091">
            <text:p text:style-name="P73">4.80909090909091</text:p>
          </table:table-cell>
        </table:table-row>
      </table:table>
      <text:p text:style-name="P3"/>
      <text:p text:style-name="P3"><draw:frame draw:style-name="fr1" draw:name="Object1" text:anchor-type="char" svg:width="6.2984in" svg:height="3.5429in" draw:z-index="2"><draw:object xlink:href="./Object 1" xlink:type="simple" xlink:show="embed" xlink:actuate="onLoad" draw:notify-on-update-of-ranges="Table1"/><draw:image xlink:href="./ObjectReplacements/Object 1" xlink:type="simple" xlink:show="embed" xlink:actuate="onLoad"/></draw:frame></text:p>
      <text:p text:style-name="P3"/>
      <text:p text:style-name="P4"><text:span text:style-name="T8">U</text:span> = a<text:span text:style-name="T8">P</text:span> + b, where <text:span text:style-name="T8">P</text:span> is <text:span text:style-name="T8">3.5MHz tract output power.</text:span></text:p>
      <text:p text:style-name="P1"/>
      <text:p text:style-name="P2"><text:soft-page-break/><draw:frame draw:style-name="fr2" draw:name="Object2" text:anchor-type="as-char" svg:y="-0.2437in" svg:width="1.2547in" svg:height="0.3929in" draw:z-index="0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ct3" text:anchor-type="as-char" svg:y="-0.2437in" svg:width="2.1189in" svg:height="0.3929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5">For mine, pre-series exemplar, a = <text:span text:style-name="T9">3.440</text:span><text:span text:style-name="T1">, </text:span><text:span text:style-name="T2">b= </text:span><text:span text:style-name="T9">2.952</text:span></text:p>
      <text:p text:style-name="P5"/>
      <text:p text:style-name="P40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4T06:17:39.821684639</meta:creation-date>
    <meta:generator>LibreOffice/7.1.4.2$Linux_X86_64 LibreOffice_project/10$Build-2</meta:generator>
    <dc:date>2021-07-06T16:24:20.351477076</dc:date>
    <meta:editing-duration>PT3H15M51S</meta:editing-duration>
    <meta:editing-cycles>78</meta:editing-cycles>
    <meta:document-statistic meta:table-count="1" meta:image-count="0" meta:object-count="3" meta:page-count="2" meta:paragraph-count="39" meta:word-count="67" meta:character-count="486" meta:non-whitespace-character-count="45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scatter" chart:style-name="ch1">
        <chart:legend chart:legend-position="end" svg:x="12.564cm" svg:y="4.2cm" style:legend-expansion="high" chart:style-name="ch2"/>
        <chart:plot-area chart:style-name="ch3" table:cell-range-address="Table1.$A$2:.$B$18" chart:data-source-has-labels="both" svg:x="0.319cm" svg:y="0.179cm" svg:width="11.926cm" svg:height="8.641cm">
          <chart:coordinate-region svg:x="0.755cm" svg:y="0.379cm" svg:width="11.303cm" svg:height="7.794cm"/>
          <chart:axis chart:dimension="x" chart:name="primary-x" chart:style-name="ch4" chartooo:axis-type="auto">
            <chart:categories table:cell-range-address="Table1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1.$B$2:.$B$17" chart:label-cell-address="Table1.$B$1" chart:class="chart:scatter">
            <chart:domain table:cell-range-address="Table1.$A$2:.$A$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 (watts)</text:p>
                <draw:g>
                  <svg:desc>Table1.$B$1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Table1.$A$2:.$A$17</svg:desc>
                </draw:g>
              </table:table-cell>
              <table:table-cell office:value-type="float" office:value="2.62727272727273">
                <text:p>2.62727272727273</text:p>
                <draw:g>
                  <svg:desc>Table1.$B$2:.$B$17</svg:desc>
                </draw:g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.78409090909091">
                <text:p>2.7840909090909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94545454545455">
                <text:p>2.94545454545455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3.11136363636364">
                <text:p>3.1113636363636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28181818181818">
                <text:p>3.28181818181818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3.45681818181818">
                <text:p>3.4568181818181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3.82045454545455">
                <text:p>3.820454545454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82045454545455">
                <text:p>3.82045454545455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4.00909090909091">
                <text:p>4.0090909090909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20227272727273">
                <text:p>4.20227272727273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4.20227272727273">
                <text:p>4.2022727272727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4.60227272727273">
                <text:p>4.6022727272727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.60227272727273">
                <text:p>4.60227272727273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4.80909090909091">
                <text:p>4.809090909090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math xmlns="http://www.w3.org/1998/Math/MathML" display="block">
  <semantics>
    <mrow>
      <mi>a</mi>
      <mo stretchy="false">=</mo>
      <mfrac>
        <mrow>
          <mi mathvariant="italic">Umax</mi>
          <mo stretchy="false">−</mo>
          <mi mathvariant="italic">Umin</mi>
        </mrow>
        <mrow>
          <mi mathvariant="italic">Pmax</mi>
          <mo stretchy="false">−</mo>
          <mi mathvariant="italic">Pmin</mi>
        </mrow>
      </mfrac>
    </mrow>
    <annotation encoding="StarMath 5.0">a= {Umax-Umin} over {Pmax-Pmin} </annotation>
  </semantics>
</math>
</file>

<file path=Object 3/content.xml><?xml version="1.0" encoding="utf-8"?>
<math xmlns="http://www.w3.org/1998/Math/MathML" display="block">
  <semantics>
    <mrow>
      <mi>b</mi>
      <mo stretchy="false">=</mo>
      <mfrac>
        <mrow>
          <mrow>
            <mi mathvariant="italic">Umin</mi>
            <mo stretchy="false">⋅</mo>
            <mi mathvariant="italic">Pmax</mi>
          </mrow>
          <mo stretchy="false">−</mo>
          <mrow>
            <mi mathvariant="italic">Umax</mi>
            <mo stretchy="false">⋅</mo>
            <mi mathvariant="italic">Pmin</mi>
          </mrow>
        </mrow>
        <mrow>
          <mi mathvariant="italic">Pmax</mi>
          <mo stretchy="false">−</mo>
          <mi mathvariant="italic">Pmin</mi>
        </mrow>
      </mfrac>
    </mrow>
    <annotation encoding="StarMath 5.0">b= {Umin cdot Pmax-Umax cdot Pmin} over {Pmax-Pmin} </annotation>
  </semantics>
</math>
</file>